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12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2" style:family="paragraph" style:parent-style-name="Normal"/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>
      <style:text-properties fo:language="en" fo:language-asian="ru" fo:country="US" fo:country-asian="RU"/>
    </style:style>
    <style:style style:name="P5" style:family="paragraph" style:parent-style-name="Normal"/>
    <style:style style:name="T5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6" style:family="paragraph" style:parent-style-name="Normal"/>
    <style:style style:name="P7" style:family="paragraph" style:parent-style-name="Normal"/>
    <style:style style:name="T7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8" style:family="paragraph" style:parent-style-name="Normal">
      <style:text-properties fo:language="en" fo:language-asian="ru" fo:country="US" fo:country-asian="RU"/>
    </style:style>
    <style:style style:name="P9" style:family="paragraph" style:parent-style-name="Normal"/>
  </office:automatic-styles>
  <office:body>
    <office:text>
      <text:p text:style-name="P1"><text:span text:style-name="T1_1"><text:s/></text:span><draw:frame svg:x="0cm" svg:y="0cm" svg:width="4.022cm" svg:height="3.731cm" draw:style-name="FR1" text:anchor-type="as-char" draw:z-index="0"><draw:image xlink:href="Pictures/image1.jpeg" xlink:type="simple" xlink:show="embed" xlink:actuate="onLoad"/><text:p text:style-name="P2"/></draw:frame></text:p>
      <text:p text:style-name="P3"><text:span text:style-name="T3_1">Usman<text:s/>Aziz</text:span></text:p>
      <text:p text:style-name="P4"/>
      <text:p text:style-name="P5"><text:span text:style-name="T5_1"><text:s/></text:span><draw:frame svg:x="0cm" svg:y="0cm" svg:width="4.022cm" svg:height="3.731cm" draw:style-name="FR2" text:anchor-type="as-char" draw:z-index="0"><draw:image xlink:href="Pictures/image2.jpeg" xlink:type="simple" xlink:show="embed" xlink:actuate="onLoad"/><text:p text:style-name="P6"/></draw:frame></text:p>
      <text:p text:style-name="P7"><text:span text:style-name="T7_1">Atir<text:s/>Tahir</text:span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12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editing-duration>PT1M</meta:editing-duration>
    <meta:document-statistic meta:page-count="1" meta:paragraph-count="1" meta:row-count="1" meta:word-count="9" meta:character-count="62" meta:non-whitespace-character-count="54"/>
  </office:meta>
</office:document-meta>
</file>